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ed06c" officeooo:paragraph-rsid="001ed06c"/>
    </style:style>
    <style:style style:name="P2" style:family="paragraph" style:parent-style-name="Standard">
      <style:text-properties officeooo:rsid="001ed06c" officeooo:paragraph-rsid="002c542a"/>
    </style:style>
    <style:style style:name="P3" style:family="paragraph" style:parent-style-name="Standard">
      <style:text-properties officeooo:paragraph-rsid="001ed06c"/>
    </style:style>
    <style:style style:name="P4" style:family="paragraph" style:parent-style-name="Standard">
      <style:text-properties officeooo:paragraph-rsid="001f9eca"/>
    </style:style>
    <style:style style:name="P5" style:family="paragraph" style:parent-style-name="Standard">
      <style:text-properties officeooo:rsid="002004ba" officeooo:paragraph-rsid="002004ba"/>
    </style:style>
    <style:style style:name="P6" style:family="paragraph" style:parent-style-name="Standard">
      <style:text-properties officeooo:paragraph-rsid="00217527"/>
    </style:style>
    <style:style style:name="P7" style:family="paragraph" style:parent-style-name="Standard">
      <style:text-properties officeooo:rsid="00217527" officeooo:paragraph-rsid="0022779a"/>
    </style:style>
    <style:style style:name="P8" style:family="paragraph" style:parent-style-name="Standard">
      <style:text-properties officeooo:rsid="0022779a" officeooo:paragraph-rsid="0022779a"/>
    </style:style>
    <style:style style:name="P9" style:family="paragraph" style:parent-style-name="Standard">
      <style:text-properties officeooo:rsid="0023ff09" officeooo:paragraph-rsid="0023ff09"/>
    </style:style>
    <style:style style:name="P10" style:family="paragraph" style:parent-style-name="Standard">
      <style:text-properties officeooo:rsid="0025528d" officeooo:paragraph-rsid="0025528d"/>
    </style:style>
    <style:style style:name="P11" style:family="paragraph" style:parent-style-name="Standard">
      <style:text-properties officeooo:rsid="0025528d" officeooo:paragraph-rsid="001ed06c"/>
    </style:style>
    <style:style style:name="P12" style:family="paragraph" style:parent-style-name="Standard">
      <style:text-properties officeooo:paragraph-rsid="00290995"/>
    </style:style>
    <style:style style:name="P13" style:family="paragraph" style:parent-style-name="Standard">
      <style:text-properties officeooo:rsid="002a978f" officeooo:paragraph-rsid="002a978f"/>
    </style:style>
    <style:style style:name="P14" style:family="paragraph" style:parent-style-name="Standard">
      <style:text-properties officeooo:rsid="002b9469" officeooo:paragraph-rsid="002b9469"/>
    </style:style>
    <style:style style:name="P15" style:family="paragraph" style:parent-style-name="Standard">
      <style:text-properties officeooo:rsid="002c086b" officeooo:paragraph-rsid="002c086b"/>
    </style:style>
    <style:style style:name="P1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c54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542a" officeooo:paragraph-rsid="002c54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d06c" officeooo:paragraph-rsid="002c54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528d" officeooo:paragraph-rsid="002c54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text-properties officeooo:paragraph-rsid="002c542a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542a" officeooo:paragraph-rsid="002c54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ed06c"/>
    </style:style>
    <style:style style:name="T2" style:family="text">
      <style:text-properties officeooo:rsid="001f9eca"/>
    </style:style>
    <style:style style:name="T3" style:family="text">
      <style:text-properties officeooo:rsid="00217527"/>
    </style:style>
    <style:style style:name="T4" style:family="text">
      <style:text-properties officeooo:rsid="0022779a"/>
    </style:style>
    <style:style style:name="T5" style:family="text">
      <style:text-properties officeooo:rsid="00227f40"/>
    </style:style>
    <style:style style:name="T6" style:family="text">
      <style:text-properties officeooo:rsid="0026f8fc"/>
    </style:style>
    <style:style style:name="T7" style:family="text">
      <style:text-properties officeooo:rsid="00287c3b"/>
    </style:style>
    <style:style style:name="T8" style:family="text">
      <style:text-properties officeooo:rsid="00290995"/>
    </style:style>
    <style:style style:name="T9" style:family="text">
      <style:text-properties officeooo:rsid="002a978f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officeooo:rsid="002ad903" style:font-size-asian="12pt" style:font-size-complex="12pt"/>
    </style:style>
    <style:style style:name="T12" style:family="text">
      <style:text-properties officeooo:rsid="002c542a"/>
    </style:style>
    <style:style style:name="T1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75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/><text:span text:style-name="T2">Técnicas de análise: </text:span></text:p>
      <text:p text:style-name="P4"><text:span text:style-name="T2">Categorização axial. Diversos níveis (1,2…). Exemplo de categoria 1: definição pelo negativo, positivo…</text:span></text:p>
      <text:p text:style-name="P4"/>
      <text:p text:style-name="P5">A triangulação compara diferentes análises (interpretação mais forte, porque por mais pessoas).</text:p>
      <text:p text:style-name="P3"/>
      <text:p text:style-name="P7"><text:span text:style-name="T4">Apresentação de resultados:</text:span></text:p>
      <text:p text:style-name="P7">Métodos qualitativos precisam fornecer o atributo de rastreabilidade dos resultados alcançados.</text:p>
      <text:p text:style-name="P3"/>
      <text:p text:style-name="P8">Justificativa de decisões metodológicas precisam ocorrer, explicando como tais decisões se adequam para o alcance dos o<text:span text:style-name="T5">b</text:span>jetivos pretendidos.</text:p>
      <text:p text:style-name="P3">---------------------------------------------------------------------------------------</text:p>
      <text:p text:style-name="P3">questao_de_pesquisa',</text:p>
      <text:p text:style-name="Standard"/>
      <text:p text:style-name="P1"/>
      <text:p text:style-name="Standard"/>
      <text:p text:style-name="Standard"/>
      <text:p text:style-name="Standard"/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17">Conceito</text:p>
          </table:table-cell>
          <table:table-cell table:style-name="Tabela1.A1" office:value-type="string">
            <text:p text:style-name="P22">Qualitativo</text:p>
          </table:table-cell>
          <table:table-cell table:style-name="Tabela1.C1" office:value-type="string">
            <text:p text:style-name="P22">Quantitativo</text:p>
          </table:table-cell>
        </table:table-row>
        <table:table-row>
          <table:table-cell table:style-name="Tabela1.A2" office:value-type="string">
            <text:p text:style-name="P16">Quest<text:span text:style-name="T12">ão </text:span>de pesquisa</text:p>
          </table:table-cell>
          <table:table-cell table:style-name="Tabela1.A2" office:value-type="string">
            <text:p text:style-name="P18">Fenômeno de viralidade em sites específicos de determinados grupos sociais <text:span text:style-name="T12">(plataforma Dribbble)</text:span></text:p>
          </table:table-cell>
          <table:table-cell table:style-name="Tabela1.C2" office:value-type="string">
            <text:p text:style-name="P18">Fenômeno de viralidade em sites específicos de determinados grupos sociais <text:span text:style-name="T12">(plataforma Dribbble)</text:span></text:p>
          </table:table-cell>
        </table:table-row>
        <table:table-row>
          <table:table-cell table:style-name="Tabela1.A2" office:value-type="string">
            <text:p text:style-name="P22">Método</text:p>
          </table:table-cell>
          <table:table-cell table:style-name="Tabela1.A2" office:value-type="string">
            <text:p text:style-name="P20"><text:span text:style-name="T1">Abordagem mista a partir de perspectiva centrada no usuário. Utilização de pesquisas anteriores ( </text:span><text:span text:style-name="T13">Nahon and Hemsley</text:span><text:span text:style-name="T14">) para a definição de conceitos, tal como foram descritos no âmbito científico. O método misto utilizado é sequencial e exploratório.</text:span></text:p>
          </table:table-cell>
          <table:table-cell table:style-name="Tabela1.C2" office:value-type="string">
            <text:p text:style-name="P22">Modelagem de regressão linear a partir de variáveis independentes pré-definidas.</text:p>
          </table:table-cell>
        </table:table-row>
        <table:table-row>
          <table:table-cell table:style-name="Tabela1.A2" office:value-type="string">
            <text:p text:style-name="P22">Aplicação do método</text:p>
          </table:table-cell>
          <table:table-cell table:style-name="Tabela1.A2" office:value-type="string">
            <text:p text:style-name="P2">Entrevistas para identificação de medidas e fatores principais dos eventos de viralização.</text:p>
            <text:p text:style-name="P19">Quant: </text:p>
          </table:table-cell>
          <table:table-cell table:style-name="Tabela1.C2" office:value-type="string">
            <text:p text:style-name="P19">Coleta e análise de dados de uso do sistema, a partir da API pública do Dribbble, <text:span text:style-name="T9">realizando a modelagem de uma regressão linear com tais dados.</text:span></text:p>
          </table:table-cell>
        </table:table-row>
        <table:table-row>
          <table:table-cell table:style-name="Tabela1.A2" office:value-type="string">
            <text:p text:style-name="P21"/>
          </table:table-cell>
          <table:table-cell table:style-name="Tabela1.A2" office:value-type="string">
            <text:p text:style-name="P21"/>
          </table:table-cell>
          <table:table-cell table:style-name="Tabela1.C2" office:value-type="string">
            <text:p text:style-name="P21"/>
          </table:table-cell>
        </table:table-row>
        <table:table-row>
          <table:table-cell table:style-name="Tabela1.A2" office:value-type="string">
            <text:p text:style-name="P21"/>
          </table:table-cell>
          <table:table-cell table:style-name="Tabela1.A2" office:value-type="string">
            <text:p text:style-name="P21"/>
          </table:table-cell>
          <table:table-cell table:style-name="Tabela1.C2" office:value-type="string">
            <text:p text:style-name="P21"/>
          </table:table-cell>
        </table:table-row>
        <table:table-row>
          <table:table-cell table:style-name="Tabela1.A2" office:value-type="string">
            <text:p text:style-name="P21"/>
          </table:table-cell>
          <table:table-cell table:style-name="Tabela1.A2" office:value-type="string">
            <text:p text:style-name="P21"/>
          </table:table-cell>
          <table:table-cell table:style-name="Tabela1.C2" office:value-type="string">
            <text:p text:style-name="P21"/>
          </table:table-cell>
        </table:table-row>
        <table:table-row>
          <table:table-cell table:style-name="Tabela1.A2" office:value-type="string">
            <text:p text:style-name="P21"/>
          </table:table-cell>
          <table:table-cell table:style-name="Tabela1.A2" office:value-type="string">
            <text:p text:style-name="P21"/>
          </table:table-cell>
          <table:table-cell table:style-name="Tabela1.C2" office:value-type="string">
            <text:p text:style-name="P21"/>
          </table:table-cell>
        </table:table-row>
        <table:table-row>
          <table:table-cell table:style-name="Tabela1.A2" office:value-type="string">
            <text:p text:style-name="P21"/>
          </table:table-cell>
          <table:table-cell table:style-name="Tabela1.A2" office:value-type="string">
            <text:p text:style-name="P21"/>
          </table:table-cell>
          <table:table-cell table:style-name="Tabela1.C2" office:value-type="string">
            <text:p text:style-name="P21"/>
          </table:table-cell>
        </table:table-row>
        <table:table-row>
          <table:table-cell table:style-name="Tabela1.A2" office:value-type="string">
            <text:p text:style-name="P21"/>
          </table:table-cell>
          <table:table-cell table:style-name="Tabela1.A2" office:value-type="string">
            <text:p text:style-name="P21"/>
          </table:table-cell>
          <table:table-cell table:style-name="Tabela1.C2" office:value-type="string">
            <text:p text:style-name="P21"/>
          </table:table-cell>
        </table:table-row>
      </table:table>
      <text:p text:style-name="Standard"/>
      <text:p text:style-name="Standard"><text:s text:c="6"/></text:p>
      <text:p text:style-name="P12"><text:s text:c="6"/>'tipo_dado',</text:p>
      <text:p text:style-name="Standard"/>
      <text:p text:style-name="P9">Entrevistas contendo declarações dos informantes.</text:p>
      <text:p text:style-name="P9"><text:soft-page-break/></text:p>
      <text:p text:style-name="P10">Dados e metadados associados aos mesmos, coletados a partir de perfis e imagens artísticas dos usuários, através da API pública do Dribbble.</text:p>
      <text:p text:style-name="P12"><text:s text:c="6"/></text:p>
      <text:p text:style-name="P12"><text:s text:c="6"/>'qtde_dado',</text:p>
      <text:p text:style-name="Standard"/>
      <text:p text:style-name="P9">Dados da entrevista de 28 informantes, <text:span text:style-name="T8">sendo 19 homens e 9 mulheres, e a maioria com mais de 3 anos de uso da plataforma.</text:span></text:p>
      <text:p text:style-name="P9"/>
      <text:p text:style-name="P10">Dados e metadados associados a cerca de 400.000 perfis de usuário e 700.000 imagens artísticas disponibilizadas sobre a plataforma Dribbble. <text:span text:style-name="T7">Do total de perfis, cerca de 50.000 continham informações acerca de sua localização específica.</text:span></text:p>
      <text:p text:style-name="P9"/>
      <text:p text:style-name="Standard"><text:s text:c="12"/>'metodo_analise',</text:p>
      <text:p text:style-name="Standard"/>
      <text:p text:style-name="P13">Transcrição e análise do material das entrevistas.</text:p>
      <text:p text:style-name="Standard"/>
      <text:p text:style-name="P1"><text:span text:style-name="T6">A partir da identificação dos fatores relacionados aos eventos virais, pela entrevista dos informantes, foi possível traçar variáveis a serem usadas em um m</text:span>odelo de regressão.</text:p>
      <text:p text:style-name="Standard"/>
      <text:p text:style-name="Standard"><text:s text:c="12"/>'natureza_resultado',</text:p>
      <text:p text:style-name="Standard"/>
      <text:p text:style-name="Standard"/>
      <text:p text:style-name="P14">O resultado das entrevistas permitiu a delimitação dos fatores determinantes para os eventos virais, os quais foram utilizados na etapa posterior como variáveis para a modelagem da regressão linear.</text:p>
      <text:p text:style-name="Standard"/>
      <text:p text:style-name="P13">quant:</text:p>
      <text:p text:style-name="P13">Avaliação das variáveis independentes (seguidor<text:span text:style-name="T10">es, visualizações, curtidas e comentários, etiquetas, buckets, idade) a partir de Variance Inflation Factor (VIF). <text:s/>Através da regressão linear foi </text:span><text:span text:style-name="T11">possível estimar coeficientes para cada dessas variáveis. O resultado dos coeficientes possibilitou a construção de gráficos comparativos entre os mesmos.</text:span></text:p>
      <text:p text:style-name="Standard"/>
      <text:p text:style-name="Standard"><text:s text:c="12"/>'dados_justifica'</text:p>
      <text:p text:style-name="Standard"/>
      <text:p text:style-name="P9">A entrevista com os informantes permite a compreensão, de modo aprofundado, da plataforma Dribbble, a partir do modo como a mesma é utilizada por seus usuários. Ainda, é possível perceber, a partir do material coletado, o modo como tais usuários pensam a viralidade no site e quais fatores podem desencadeá-la.</text:p>
      <text:p text:style-name="P9"/>
      <text:p text:style-name="P15">O modelo de regressão linear permitiu entender melhor as relações entre os diversos fatores levantados anteriormente. Isso permitiu uma compreensão mais aprofundada a partir de cada elemento que compõe o uso do sistema (curtidas, comentários, etc), entendendo melhor a plataforma Dribbble e os eventos de viralidade, em sua complexidade.</text:p>
      <text:p text:style-name="P9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style:font-name="0" fo:font-family="0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15:21:18.282000000</meta:creation-date>
    <dc:date>2019-08-20T16:28:51.963000000</dc:date>
    <meta:editing-duration>PT57M30S</meta:editing-duration>
    <meta:editing-cycles>16</meta:editing-cycles>
    <meta:generator>LibreOffice/6.1.5.2$Windows_X86_64 LibreOffice_project/90f8dcf33c87b3705e78202e3df5142b201bd805</meta:generator>
    <meta:document-statistic meta:table-count="1" meta:image-count="0" meta:object-count="0" meta:page-count="2" meta:paragraph-count="39" meta:word-count="478" meta:character-count="3536" meta:non-whitespace-character-count="3031"/>
  </office:meta>
</office:document-meta>
</file>